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cac5" officeooo:paragraph-rsid="000fcac5"/>
    </style:style>
    <style:style style:name="P2" style:family="paragraph" style:parent-style-name="Standard">
      <style:text-properties fo:font-size="12pt" officeooo:rsid="000fcac5" officeooo:paragraph-rsid="000fcac5"/>
    </style:style>
    <style:style style:name="P3" style:family="paragraph" style:parent-style-name="Standard">
      <style:text-properties officeooo:rsid="00117c5f" officeooo:paragraph-rsid="00117c5f"/>
    </style:style>
    <style:style style:name="P4" style:family="paragraph" style:parent-style-name="Standard">
      <style:text-properties officeooo:rsid="00122b32" officeooo:paragraph-rsid="00122b32"/>
    </style:style>
    <style:style style:name="P5" style:family="paragraph" style:parent-style-name="Standard">
      <style:text-properties officeooo:rsid="00123175" officeooo:paragraph-rsid="00123175"/>
    </style:style>
    <style:style style:name="P6" style:family="paragraph" style:parent-style-name="Standard">
      <style:text-properties officeooo:rsid="00132d05" officeooo:paragraph-rsid="00132d05"/>
    </style:style>
    <style:style style:name="P7" style:family="paragraph" style:parent-style-name="Standard">
      <style:text-properties officeooo:rsid="001453ef" officeooo:paragraph-rsid="001453ef"/>
    </style:style>
    <style:style style:name="P8" style:family="paragraph" style:parent-style-name="Standard">
      <style:text-properties officeooo:rsid="00151890" officeooo:paragraph-rsid="00151890"/>
    </style:style>
    <style:style style:name="P9" style:family="paragraph" style:parent-style-name="Standard">
      <style:text-properties fo:font-weight="bold" officeooo:rsid="00151890" officeooo:paragraph-rsid="00151890" style:font-weight-asian="bold" style:font-weight-complex="bold"/>
    </style:style>
    <style:style style:name="P10" style:family="paragraph" style:parent-style-name="Standard">
      <style:text-properties fo:font-style="italic" officeooo:rsid="00151890" officeooo:paragraph-rsid="00151890" style:font-style-asian="italic" style:font-style-complex="italic"/>
    </style:style>
    <style:style style:name="P11" style:family="paragraph" style:parent-style-name="Standard">
      <style:text-properties fo:font-style="italic" officeooo:rsid="001602f6" officeooo:paragraph-rsid="001602f6" style:font-style-asian="italic" style:font-style-complex="italic"/>
    </style:style>
    <style:style style:name="P12" style:family="paragraph" style:parent-style-name="Standard">
      <style:text-properties fo:font-style="italic" officeooo:rsid="001602f6" officeooo:paragraph-rsid="001760b0" style:font-style-asian="italic" style:font-style-complex="italic"/>
    </style:style>
    <style:style style:name="P13" style:family="paragraph" style:parent-style-name="Standard">
      <style:text-properties fo:font-style="italic" officeooo:rsid="00180792" officeooo:paragraph-rsid="00180792" style:font-style-asian="italic" style:font-style-complex="italic"/>
    </style:style>
    <style:style style:name="P14" style:family="paragraph" style:parent-style-name="Standard">
      <style:text-properties fo:font-style="italic" fo:font-weight="bold" officeooo:rsid="00190c9e" officeooo:paragraph-rsid="00190c9e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aaf39" officeooo:paragraph-rsid="001aaf39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normal" officeooo:rsid="00190c9e" officeooo:paragraph-rsid="00190c9e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aaf39" officeooo:paragraph-rsid="001aaf39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243f15" officeooo:paragraph-rsid="00243f15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fo:font-weight="normal" officeooo:rsid="001aaf39" officeooo:paragraph-rsid="001aaf3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dc356" officeooo:paragraph-rsid="001dc35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f2437" officeooo:paragraph-rsid="001f243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0fdad" officeooo:paragraph-rsid="0020fda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baa9" officeooo:paragraph-rsid="0022baa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3f15" officeooo:paragraph-rsid="00243f1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1aaf39" officeooo:paragraph-rsid="001aaf39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1dc356" officeooo:paragraph-rsid="001dc356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1f2437" officeooo:paragraph-rsid="001f2437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0fdad" officeooo:paragraph-rsid="0020fdad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2baa9" officeooo:paragraph-rsid="0022baa9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43f15" officeooo:paragraph-rsid="00243f15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none" fo:font-weight="bold" officeooo:rsid="00243f15" officeooo:paragraph-rsid="00243f15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none" fo:font-weight="bold" officeooo:rsid="0024d5c1" officeooo:paragraph-rsid="0024d5c1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none" fo:font-weight="bold" officeooo:rsid="00258a0b" officeooo:paragraph-rsid="00258a0b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none" fo:font-weight="bold" officeooo:rsid="0025cd01" officeooo:paragraph-rsid="0025cd01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style:text-underline-style="none" fo:font-weight="bold" officeooo:rsid="0027c9e2" officeooo:paragraph-rsid="0027c9e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text-underline-style="none" fo:font-weight="bold" officeooo:rsid="00280e5e" officeooo:paragraph-rsid="00280e5e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text-underline-style="none" fo:font-weight="bold" officeooo:rsid="0029c9d5" officeooo:paragraph-rsid="0029c9d5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none" fo:font-weight="bold" officeooo:rsid="002b5b50" officeooo:paragraph-rsid="002b5b50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none" fo:font-weight="bold" officeooo:rsid="002bb9e4" officeooo:paragraph-rsid="002bb9e4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2c8e98" officeooo:paragraph-rsid="002c8e98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none" fo:font-weight="bold" officeooo:rsid="00302d49" officeooo:paragraph-rsid="00302d49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310336" officeooo:paragraph-rsid="00310336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32725e" officeooo:paragraph-rsid="0032725e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342448" officeooo:paragraph-rsid="00342448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bold" officeooo:rsid="0034b0a7" officeooo:paragraph-rsid="0034b0a7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34b0a7" officeooo:paragraph-rsid="003e1fdd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fo:font-weight="bold" officeooo:rsid="0036578d" officeooo:paragraph-rsid="0036578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style:text-underline-style="none" fo:font-weight="bold" officeooo:rsid="003e1fdd" officeooo:paragraph-rsid="003e1fdd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style:text-underline-style="none" fo:font-weight="normal" officeooo:rsid="00243f15" officeooo:paragraph-rsid="00243f15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4d5c1" officeooo:paragraph-rsid="0024d5c1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58a0b" officeooo:paragraph-rsid="00258a0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25cd01" officeooo:paragraph-rsid="0025cd0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27c9e2" officeooo:paragraph-rsid="0027c9e2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280e5e" officeooo:paragraph-rsid="00280e5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29c9d5" officeooo:paragraph-rsid="0029c9d5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2b5b50" officeooo:paragraph-rsid="002b5b5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2bb9e4" officeooo:paragraph-rsid="002bb9e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2c8e98" officeooo:paragraph-rsid="002c8e9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302d49" officeooo:paragraph-rsid="00302d49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10336" officeooo:paragraph-rsid="00310336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32725e" officeooo:paragraph-rsid="0032725e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342448" officeooo:paragraph-rsid="00342448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34b0a7" officeooo:paragraph-rsid="0034b0a7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34b0a7" officeooo:paragraph-rsid="003c9a82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34b0a7" officeooo:paragraph-rsid="003e1f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36578d" officeooo:paragraph-rsid="0036578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3e1fdd" officeooo:paragraph-rsid="003e1f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34b0a7" officeooo:paragraph-rsid="003e1f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34b0a7" officeooo:paragraph-rsid="00416bb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34b0a7" officeooo:paragraph-rsid="00423aa8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rsid="00423aa8" officeooo:paragraph-rsid="00423aa8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bold" officeooo:rsid="0034b0a7" officeooo:paragraph-rsid="003e1fdd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style:text-underline-style="none" fo:font-weight="bold" officeooo:rsid="0034b0a7" officeooo:paragraph-rsid="00416bb3" style:font-style-asian="normal" style:font-weight-asian="bold" style:font-style-complex="normal" style:font-weight-complex="bold"/>
    </style:style>
    <style:style style:name="P74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fo:font-style="normal" style:text-underline-style="none" fo:font-weight="normal" officeooo:rsid="0034b0a7" officeooo:paragraph-rsid="00423aa8" style:font-style-asian="normal" style:font-weight-asian="normal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-0.0618in" fo:text-indent="0in" style:auto-text-indent="false" fo:background-color="transparent"/>
      <style:text-properties fo:font-style="normal" style:text-underline-style="none" fo:font-weight="normal" officeooo:rsid="0034b0a7" officeooo:paragraph-rsid="00423aa8" style:font-style-asian="normal" style:font-weight-asian="normal" style:font-style-complex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60b0"/>
    </style:style>
    <style:style style:name="T4" style:family="text">
      <style:text-properties officeooo:rsid="00416b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 Complex Types: esempio</text:p>
      <text:p text:style-name="P1"/>
      <text:p text:style-name="P1"><text:tab/>&lt;xsd:schema</text:p>
      <text:p text:style-name="P2"><text:tab/><text:tab/>xmlns:xsd=‘‘http://www.w3.org/2001/XMLSchema’’&gt;</text:p>
      <text:p text:style-name="P2"><text:tab/><text:tab/>&lt;xsd:element name=‘‘Employee’’&gt; &lt;xsd:complexType&gt;</text:p>
      <text:p text:style-name="P1"><text:span text:style-name="T1"><text:tab/><text:tab/>&lt;xsd:attribute name=‘‘FirstN</text:span>ame’’/&gt;</text:p>
      <text:p text:style-name="P1"><text:tab/>&lt;/xsd:complexType&gt; &lt;/xsd:element&gt; &lt;/xsd:schema&gt;</text:p>
      <text:p text:style-name="P1"/>
      <text:p text:style-name="P1">Il documento XML istanza dello schema:</text:p>
      <text:p text:style-name="P1"><text:tab/>&lt;Employee FirstName="Jacob"/&gt;</text:p>
      <text:p text:style-name="P1"/>
      <text:p text:style-name="P3">Element Complex Types: Esempio Elemento con Figlio</text:p>
      <text:p text:style-name="P3"><text:tab/>&lt;xsd:schema</text:p>
      <text:p text:style-name="P3"><text:tab/><text:tab/>xmlns:xsd=‘‘http://www.w3.org/2001/XMLSchema’’&gt;</text:p>
      <text:p text:style-name="P3"><text:tab/><text:tab/>&lt;xsd:element name=‘‘text’’&gt; &lt;xsd:complexType&gt;</text:p>
      <text:p text:style-name="P3"><text:tab/><text:tab/>&lt;xsd:sequence&gt; &lt;xsd:element name=‘‘body’’/&gt;</text:p>
      <text:p text:style-name="P3"><text:tab/><text:tab/>&lt;/xsd:sequence&gt; &lt;/xsd:complexType&gt; &lt;/xsd:element&gt;</text:p>
      <text:p text:style-name="P3"><text:tab/>&lt;/xsd:schema&gt;</text:p>
      <text:p text:style-name="P3"/>
      <text:p text:style-name="P3"/>
      <text:p text:style-name="P4">Global element declaration: esempio</text:p>
      <text:p text:style-name="P4"/>
      <text:p text:style-name="P4">&lt;xsd:schema xmlns:xsd=‘‘http://www.w3.org/2001/XMLSchema"&gt;</text:p>
      <text:p text:style-name="P4"><text:tab/>&lt;xsd:element name=‘‘body’’&gt; &lt;xsd:complexType&gt;</text:p>
      <text:p text:style-name="P4"><text:tab/><text:tab/>&lt;xsd:attribute name=‘‘lang’’/&gt; &lt;xsd:attribute name=‘‘type’’/&gt;</text:p>
      <text:p text:style-name="P4"><text:tab/> &lt;/xsd:complexType&gt; &lt;/xsd:element&gt;</text:p>
      <text:p text:style-name="P4"><text:tab/></text:p>
      <text:p text:style-name="P4"><text:tab/>&lt;xsd:element name=‘‘text’’&gt; &lt;xsd:complexType&gt;</text:p>
      <text:p text:style-name="P4"><text:tab/><text:tab/>&lt;xsd:all&gt; &lt;xsd:element ref=‘‘body’’/&gt; &lt;/xsd:all&gt;</text:p>
      <text:p text:style-name="P4"><text:tab/>&lt;/xsd:complexType&gt; &lt;/xsd:element&gt;</text:p>
      <text:p text:style-name="P4"><text:s/>&lt;/xsd:schema&gt;</text:p>
      <text:p text:style-name="P4"/>
      <text:p text:style-name="P4"/>
      <text:p text:style-name="P4"/>
      <text:p text:style-name="P5">Global element declaration: esempio</text:p>
      <text:p text:style-name="P5"><text:tab/>&lt;xsd:group name=‘‘fileDesc’’&gt; &lt;xsd:sequence&gt;</text:p>
      <text:p text:style-name="P5"><text:tab/><text:tab/>&lt;xsd:element name=‘‘titleStmt’’/&gt; &lt;xsd:element name=‘‘publicationStmt’’/&gt; &lt;xsd:element <text:tab/><text:tab/>name=‘‘sourceDesc’’/&gt; </text:p>
      <text:p text:style-name="P5"><text:tab/>&lt;/xsd:sequence&gt;&lt;/xsd:group&gt;</text:p>
      <text:p text:style-name="P5"/>
      <text:p text:style-name="P5"/>
      <text:p text:style-name="P6"><text:tab/>&lt;xsd:group ref=‘‘fileDesc’’/&gt;</text:p>
      <text:p text:style-name="P6"/>
      <text:p text:style-name="P6"/>
      <text:p text:style-name="P6"/>
      <text:p text:style-name="P7">Element declaration: Attributi – Esempio</text:p>
      <text:p text:style-name="P7"/>
      <text:p text:style-name="P7"><text:tab/>&lt;xsd:element name=‘‘body’’&gt; &lt;xsd:complexType&gt; </text:p>
      <text:p text:style-name="P7"><text:tab/><text:tab/>&lt;xsd:sequence maxOccurs=‘‘unbounded’’&gt; &lt;xsd:element ref=‘‘div’’/&gt;</text:p>
      <text:p text:style-name="P7"><text:tab/><text:tab/>&lt;/xsd:sequence&gt;</text:p>
      <text:p text:style-name="P7"><text:soft-page-break/><text:tab/>&lt;/xsd:complexType&gt; &lt;/xsd:element&gt;</text:p>
      <text:p text:style-name="P7"/>
      <text:p text:style-name="P7"/>
      <text:p text:style-name="P7">&lt;xsd:element name=‘‘div’’ type=‘‘divType’’ /&gt;</text:p>
      <text:p text:style-name="P7"><text:tab/>&lt;xsd:complexType name=‘‘divType’’&gt; [...]</text:p>
      <text:p text:style-name="P7">&lt;/xsd:complexType&gt;</text:p>
      <text:p text:style-name="P7"/>
      <text:p text:style-name="P7"/>
      <text:p text:style-name="P7"/>
      <text:p text:style-name="P9">Attribute declaration: Esempio (global)</text:p>
      <text:p text:style-name="P8">&lt;xsd:schema xmlns:xsd=‘‘http://www.w3.org/2001/XMLSchema’’&gt;</text:p>
      <text:p text:style-name="P8"><text:tab/>&lt;xsd:attribute name=‘‘analysis’’ /&gt; &lt;!-- --&gt;</text:p>
      <text:p text:style-name="P8"><text:tab/><text:tab/>&lt;xsd:element name=‘‘word’’&gt; &lt;xsd:complexType&gt; </text:p>
      <text:p text:style-name="P8"><text:tab/><text:tab/><text:tab/>&lt;xsd:attribute ref=‘‘analysis’’/&gt;</text:p>
      <text:p text:style-name="P8">&lt;/xsd:complexType&gt; &lt;/xsd:element&gt; &lt;/xsd:schema&gt;</text:p>
      <text:p text:style-name="P8"/>
      <text:p text:style-name="P10">Global attribute declarations are useful when an attribute is declared with several validations</text:p>
      <text:p text:style-name="P10"/>
      <text:p text:style-name="P10"/>
      <text:p text:style-name="P10"/>
      <text:p text:style-name="P11"><text:span text:style-name="T2">Elementi per la definizione degli schemi xml</text:span> </text:p>
      <text:p text:style-name="P11">principi XSD</text:p>
      <text:p text:style-name="P11"/>
      <text:p text:style-name="P11">&lt;xsd:attributeGroup name=‘‘EmpAttributes’’&gt;</text:p>
      <text:p text:style-name="P12"><text:tab/>&lt;xsd:attribute name=‘‘name’’&gt; </text:p>
      <text:p text:style-name="P12"><text:tab/><text:tab/>&lt;xsd:simpleType&gt;</text:p>
      <text:p text:style-name="P11"><text:tab/><text:tab/><text:tab/>&lt;xsd:restriction base=‘‘xsd:string’’&gt;</text:p>
      <text:p text:style-name="P12"><text:tab/><text:tab/><text:tab/><text:tab/>&lt;xsd:maxLength value=‘‘20’’/&gt; </text:p>
      <text:p text:style-name="P12"><text:tab/><text:tab/><text:tab/>&lt;/xsd:restriction&gt;</text:p>
      <text:p text:style-name="P12"><text:tab/><text:tab/>&lt;/xsd:simpleType&gt; </text:p>
      <text:p text:style-name="P12"><text:tab/><text:tab/>&lt;/xsd:attribute&gt; </text:p>
      <text:p text:style-name="P12"><text:tab/>&lt;xsd:attribute name=‘‘department’’&gt; <text:tab/><text:tab/></text:p>
      <text:p text:style-name="P12"><text:tab/><text:tab/><text:span text:style-name="T3">&lt;</text:span>xsd:simpleType&gt;</text:p>
      <text:p text:style-name="P12"><text:tab/><text:tab/><text:tab/>&lt;xsd:restriction base=‘‘xsd:string’’&gt;</text:p>
      <text:p text:style-name="P12"><text:tab/><text:tab/><text:tab/><text:tab/> &lt;xsd:length value=‘‘2’’/&gt; </text:p>
      <text:p text:style-name="P12"><text:tab/><text:tab/><text:tab/>&lt;/xsd:restriction&gt; </text:p>
      <text:p text:style-name="P12"><text:tab/><text:tab/>&lt;/xsd:simpleType&gt; </text:p>
      <text:p text:style-name="P12"><text:tab/>&lt;/xsd:attribute&gt; </text:p>
      <text:p text:style-name="P12">&lt;/xsd:attributeGroup&gt;</text:p>
      <text:p text:style-name="P12"/>
      <text:p text:style-name="P12"/>
      <text:p text:style-name="P13">&lt;xsd:element name=‘‘Employees’’&gt;</text:p>
      <text:p text:style-name="P13"><text:tab/>&lt;xsd:complexType&gt; </text:p>
      <text:p text:style-name="P13"><text:tab/><text:tab/>&lt;xsd:sequence&gt; </text:p>
      <text:p text:style-name="P13"><text:tab/><text:tab/><text:tab/>&lt;xsd:element name=‘‘Manager’’&gt; </text:p>
      <text:p text:style-name="P13"><text:tab/><text:tab/><text:tab/><text:tab/>&lt;xsd:complexType&gt;</text:p>
      <text:p text:style-name="P13"><text:tab/><text:tab/><text:tab/><text:tab/><text:tab/>&lt;xsd:attributeGroup ref=‘‘EmpAttributes’’/&gt;</text:p>
      <text:p text:style-name="P13"><text:tab/><text:tab/><text:tab/><text:tab/>&lt;/xsd:complexType&gt; </text:p>
      <text:p text:style-name="P13"><text:tab/><text:tab/><text:tab/>&lt;/xsd:element&gt; </text:p>
      <text:p text:style-name="P13"><text:tab/><text:tab/><text:tab/>&lt;xsd:element name=‘‘TechLead’’&gt;</text:p>
      <text:p text:style-name="P13"><text:soft-page-break/><text:tab/><text:tab/><text:tab/><text:tab/> &lt;xsd:complexType&gt;</text:p>
      <text:p text:style-name="P13"><text:tab/><text:tab/><text:tab/><text:tab/><text:tab/>&lt;xsd:attributeGroup ref=‘‘EmpAttributes’’/&gt;</text:p>
      <text:p text:style-name="P13"><text:tab/><text:tab/><text:tab/><text:tab/>&lt;/xsd:complexType&gt; </text:p>
      <text:p text:style-name="P13"><text:tab/><text:tab/><text:tab/>&lt;/xsd:element&gt; </text:p>
      <text:p text:style-name="P13"><text:tab/><text:tab/>&lt;/xsd:sequence&gt;<text:tab/></text:p>
      <text:p text:style-name="P13"><text:tab/>&lt;/xsd:complexType&gt; </text:p>
      <text:p text:style-name="P13">&lt;/xsd:element&gt;</text:p>
      <text:p text:style-name="P13"/>
      <text:p text:style-name="P13"/>
      <text:p text:style-name="P14">XSD Data Type: esempio – dichiarazione</text:p>
      <text:p text:style-name="P16">&lt;xsd:element name=‘‘div’’&gt; &lt;xsd:complexType&gt;</text:p>
      <text:p text:style-name="P16"><text:tab/>&lt;xsd:attribute name=‘‘type’’ /&gt; &lt;xsd:attribute name=‘‘n’’ type=‘‘xsd:integer’’/&gt;</text:p>
      <text:p text:style-name="P16">&lt;/xsd:complexType&gt; &lt;/xsd:element&gt;</text:p>
      <text:p text:style-name="P16"/>
      <text:p text:style-name="P14">XSD Data Type: esempio – istanza</text:p>
      <text:p text:style-name="P14"/>
      <text:p text:style-name="P16">&lt;div type="chapter" n="1" /&gt;’ (corretto)</text:p>
      <text:p text:style-name="P16">&lt;div type="chapter" n="uno" /&gt;’ (errato)</text:p>
      <text:p text:style-name="P16"/>
      <text:p text:style-name="P15">Data Type: Facets Esempio</text:p>
      <text:p text:style-name="P17"/>
      <text:p text:style-name="P19">&lt;xsd:element name=‘‘name’’&gt; &lt;xsd:complexType&gt;</text:p>
      <text:p text:style-name="P19"><text:tab/>&lt;xsd:attribute name=‘‘type’’&gt; </text:p>
      <text:p text:style-name="P19"><text:tab/><text:tab/>&lt;xsd:simpleType&gt;</text:p>
      <text:p text:style-name="P19"><text:tab/><text:tab/><text:tab/>&lt;xsd:restriction base=‘‘xsd:string’’&gt;&lt;xsd:length value=‘‘15’’/&gt; </text:p>
      <text:p text:style-name="P19"><text:tab/><text:tab/><text:tab/>&lt;/xsd:restriction&gt;</text:p>
      <text:p text:style-name="P19"><text:tab/><text:tab/>&lt;/xsd:simpleType&gt; </text:p>
      <text:p text:style-name="P19"><text:tab/>&lt;/xsd:attribute&gt;</text:p>
      <text:p text:style-name="P19">&lt;/xsd:complexType&gt; &lt;/xsd:element&gt;</text:p>
      <text:p text:style-name="P19"/>
      <text:p text:style-name="P19"/>
      <text:p text:style-name="P25">Data Type: Facets Esempio</text:p>
      <text:p text:style-name="P19">&lt;xsd:element name=‘‘name’’&gt; &lt;xsd:complexType&gt;</text:p>
      <text:p text:style-name="P19"><text:tab/>&lt;xsd:attribute name=‘‘type’’&gt; </text:p>
      <text:p text:style-name="P19"><text:tab/><text:tab/>&lt;xsd:simpleType&gt;</text:p>
      <text:p text:style-name="P19"><text:tab/><text:tab/><text:tab/>&lt;xsd:restriction base=‘‘xsd:string’’&gt; &lt;xsd:pattern value=‘‘[A-Za-z]+’’/&gt; <text:tab/><text:tab/><text:tab/><text:tab/><text:tab/><text:tab/>&lt;/xsd:restriction&gt;</text:p>
      <text:p text:style-name="P19"><text:tab/><text:tab/>&lt;/xsd:simpleType&gt; <text:tab/></text:p>
      <text:p text:style-name="P19"><text:tab/>&lt;/xsd:attribute&gt;</text:p>
      <text:p text:style-name="P19">&lt;/xsd:complexType&gt; &lt;/xsd:element&gt;</text:p>
      <text:p text:style-name="P19"/>
      <text:p text:style-name="P19"/>
      <text:p text:style-name="P26">simple types: esercizio</text:p>
      <text:p text:style-name="P19"/>
      <text:p text:style-name="P20">&lt;xsd:simpleType name=‘‘chapterNumberType’’&gt;</text:p>
      <text:p text:style-name="P20"><text:tab/>&lt;xsd:restriction base=‘‘xsd:integer’’&gt;</text:p>
      <text:p text:style-name="P20"><text:tab/><text:tab/>&lt;xsd:maxInclusive value=‘‘1000’’/&gt;</text:p>
      <text:p text:style-name="P20"><text:tab/><text:tab/>&lt;xsd:minInclusive value=‘‘1’’/&gt; </text:p>
      <text:p text:style-name="P20"><text:tab/>&lt;/xsd:restriction&gt;</text:p>
      <text:p text:style-name="P20">&lt;/xsd:simpleType&gt;</text:p>
      <text:p text:style-name="P20"><text:soft-page-break/></text:p>
      <text:p text:style-name="P20">&lt;xsd:element name=‘‘item’’&gt; &lt;xsd:complexType&gt;</text:p>
      <text:p text:style-name="P20"><text:tab/>&lt;xsd:attribute name=‘‘originalChapter’’type=‘‘chapterNumberType’’/&gt; </text:p>
      <text:p text:style-name="P20">&lt;/xsd:complexType&gt; &lt;/xsd:element&gt;</text:p>
      <text:p text:style-name="P20"/>
      <text:p text:style-name="P20"/>
      <text:p text:style-name="P26">simple types: deriving by Restriction</text:p>
      <text:p text:style-name="P20">&lt;xsd:simpleType name=‘‘signatureType’’&gt;</text:p>
      <text:p text:style-name="P20"><text:tab/>&lt;xsd:restriction base=‘‘xsd:integer’’&gt;</text:p>
      <text:p text:style-name="P20"><text:tab/><text:tab/>&lt;xsd:totalDigits value=‘‘5’’/&gt; <text:tab/></text:p>
      <text:p text:style-name="P20"><text:tab/>&lt;/xsd:restriction&gt;</text:p>
      <text:p text:style-name="P20">&lt;/xsd:simpleType&gt;</text:p>
      <text:p text:style-name="P20"/>
      <text:p text:style-name="P20"/>
      <text:p text:style-name="P20">&lt;xsd:element name=‘‘signature’’ type=‘‘signatureType’’&gt;</text:p>
      <text:p text:style-name="P20"/>
      <text:p text:style-name="P20">&lt;signature&gt;12345&lt;/signature&gt; (valido)</text:p>
      <text:p text:style-name="P20">&lt;signature&gt;123ab&lt;/signature&gt; (non valido)</text:p>
      <text:p text:style-name="P19"/>
      <text:p text:style-name="P19"/>
      <text:p text:style-name="P27">simple types: deriving by List</text:p>
      <text:p text:style-name="P21">&lt;xsd:simpleType name=‘‘chapterNumberList’’&gt;</text:p>
      <text:p text:style-name="P21"><text:tab/>&lt;xsd:list itemType=‘‘xsd:integer’’ /&gt;</text:p>
      <text:p text:style-name="P21">&lt;/xsd:simpleType&gt;</text:p>
      <text:p text:style-name="P21">&lt;xsd:element name=‘‘chapters’’ type=‘‘chapterNumberList’’ /&gt;</text:p>
      <text:p text:style-name="P21">&lt;chapters&gt;1 53 60 61 205 409&lt;/chapters&gt;</text:p>
      <text:p text:style-name="P19"/>
      <text:p text:style-name="P27">simple types: deriving by Union</text:p>
      <text:p text:style-name="P21">&lt;xsd:simpleType name=‘‘ZipCityUnion’’&gt; &lt;xsd:union&gt;</text:p>
      <text:p text:style-name="P21"><text:tab/>&lt;xsd:simpleType&gt; </text:p>
      <text:p text:style-name="P21"><text:tab/><text:tab/>&lt;xsd:restriction base="ZipType"/&gt;</text:p>
      <text:p text:style-name="P21"><text:tab/>&lt;/xsd:simpleType&gt;</text:p>
      <text:p text:style-name="P21"><text:tab/> &lt;xsd:simpleType&gt;</text:p>
      <text:p text:style-name="P21"><text:tab/><text:tab/>&lt;xsd:restriction base="CityType"/&gt;</text:p>
      <text:p text:style-name="P21"><text:tab/>&lt;/xsd:simpleType&gt; </text:p>
      <text:p text:style-name="P21">&lt;/xsd:union&gt; &lt;/xsd:simpleType&gt;</text:p>
      <text:p text:style-name="P19"/>
      <text:p text:style-name="P19"/>
      <text:p text:style-name="P27">Simple types: controllare la derivazione - esempio</text:p>
      <text:p text:style-name="P21">&lt;xsd:schema </text:p>
      <text:p text:style-name="P21"><text:tab/>xmlns:xsd=‘‘http://www.w3.org/2001/XMLSchema’’&gt;</text:p>
      <text:p text:style-name="P21"><text:tab/>&lt;xsd:simpleType name=‘‘zipType’’ final=‘‘restriction union list extension’’&gt;</text:p>
      <text:p text:style-name="P21"><text:tab/>&lt;xsd:restriction base=‘‘xsd:integer’’&gt;</text:p>
      <text:p text:style-name="P21"><text:tab/><text:tab/>&lt;xsd:maxInclusive value=‘‘99999’’ fixed=‘‘true’’/&gt;</text:p>
      <text:p text:style-name="P21"><text:tab/><text:tab/>&lt;xsd:minInclusive value=‘‘10000’’/&gt;</text:p>
      <text:p text:style-name="P21"><text:tab/>&lt;/xsd:restriction&gt; &lt;/xsd:simpleType&gt;</text:p>
      <text:p text:style-name="P21"><text:s/>&lt;/xsd:schema&gt;</text:p>
      <text:p text:style-name="P19"/>
      <text:p text:style-name="P28">Named Complex Type Esempio</text:p>
      <text:p text:style-name="P22">&lt;xsd:complexType name=‘‘addressType’’&gt; </text:p>
      <text:p text:style-name="P22"><text:soft-page-break/><text:tab/>&lt;xsd:all&gt;</text:p>
      <text:p text:style-name="P22"><text:tab/><text:tab/>&lt;xsd:element name="address"/&gt; &lt;xsd:element name="street"/&gt; </text:p>
      <text:p text:style-name="P22"><text:tab/><text:tab/>&lt;xsd:element name="settlment"/&gt;</text:p>
      <text:p text:style-name="P22"><text:tab/><text:tab/>&lt;xsd:element name="country"/&gt; </text:p>
      <text:p text:style-name="P22"><text:tab/>&lt;/xsd:all&gt;</text:p>
      <text:p text:style-name="P22">&lt;/xsd:complexType&gt;</text:p>
      <text:p text:style-name="P19"/>
      <text:p text:style-name="P19"/>
      <text:p text:style-name="P28">Named Complex types Esempio</text:p>
      <text:p text:style-name="P22">&lt;xsd:element name=‘‘AddressDivision’’&gt;</text:p>
      <text:p text:style-name="P22"><text:tab/>&lt;xsd:complexType&gt;</text:p>
      <text:p text:style-name="P22"><text:tab/><text:tab/> &lt;xsd:sequence&gt;</text:p>
      <text:p text:style-name="P22"><text:tab/><text:tab/><text:tab/> &lt;xsd:element name="addressee"/&gt; </text:p>
      <text:p text:style-name="P22"><text:tab/><text:tab/><text:tab/>&lt;xsd:element name="address" type="addressType"/&gt; </text:p>
      <text:p text:style-name="P22"><text:tab/><text:tab/>&lt;/xsd:sequence&gt;</text:p>
      <text:p text:style-name="P22"><text:tab/>&lt;/xsd:complexType&gt; </text:p>
      <text:p text:style-name="P22">&lt;/xsd:element&gt;</text:p>
      <text:p text:style-name="P19"/>
      <text:p text:style-name="P19"/>
      <text:p text:style-name="P29">Complex type: Simple Content esempio</text:p>
      <text:p text:style-name="P23">&lt;xsd:element name=‘‘name’’&gt; &lt;xsd:complexType&gt;</text:p>
      <text:p text:style-name="P23"><text:tab/>&lt;xsd:simpleContent&gt; </text:p>
      <text:p text:style-name="P23"><text:tab/><text:tab/>&lt;xsd:extension base=‘‘xsd:string’’&gt; </text:p>
      <text:p text:style-name="P23"><text:tab/><text:tab/><text:tab/>&lt;xsd:attribute name="type" type="xsd:string"/&gt; </text:p>
      <text:p text:style-name="P23"><text:tab/><text:tab/>&lt;/xsd:extension&gt;</text:p>
      <text:p text:style-name="P23"><text:tab/>&lt;/xsd:simpleContent&gt; </text:p>
      <text:p text:style-name="P23">&lt;/xsd:complexType&gt; &lt;/xsd:element&gt;</text:p>
      <text:p text:style-name="P23"/>
      <text:p text:style-name="P30">Complex type: element-only content - esempio</text:p>
      <text:p text:style-name="P24"/>
      <text:p text:style-name="P24">&lt;xsd:group name=‘‘fileDesc’’&gt;</text:p>
      <text:p text:style-name="P24"><text:tab/>&lt;xsd:sequence&gt;</text:p>
      <text:p text:style-name="P24"><text:tab/><text:tab/>&lt;xsd:element name="titleStmt"/&gt; </text:p>
      <text:p text:style-name="P24"><text:tab/><text:tab/>&lt;xsd:element name="publicationStmt"/&gt; </text:p>
      <text:p text:style-name="P24"><text:tab/><text:tab/>&lt;xsd:element name="sourceDesc" /&gt; </text:p>
      <text:p text:style-name="P24"><text:tab/>&lt;/xsd:sequence&gt;</text:p>
      <text:p text:style-name="P24">&lt;/xsd:group&gt;</text:p>
      <text:p text:style-name="P24">&lt;xsd:element name=‘‘teiHeader’’&gt;</text:p>
      <text:p text:style-name="P24"><text:tab/> &lt;xsd:complexType&gt;</text:p>
      <text:p text:style-name="P24"><text:tab/><text:tab/>&lt;xsd:sequence&gt; </text:p>
      <text:p text:style-name="P24"><text:tab/><text:tab/><text:tab/>&lt;xsd:group ref=‘‘fileDesc’’/&gt;</text:p>
      <text:p text:style-name="P24"><text:tab/><text:tab/>&lt;/xsd:sequence&gt; </text:p>
      <text:p text:style-name="P24"><text:tab/>&lt;/xsd:complexType&gt; </text:p>
      <text:p text:style-name="P24">&lt;/xsd:element&gt;<text:tab/></text:p>
      <text:p text:style-name="P24">&lt;/xsd:schema&gt;</text:p>
      <text:p text:style-name="P24"/>
      <text:p text:style-name="P18">(attenzione mi pare che schema sia chiuso ma mai aperto, e vero che va tutto dentro schema pero cosi penso si asbagliato secondo me schema va tolto)</text:p>
      <text:p text:style-name="P18"/>
      <text:p text:style-name="P31">Complex type: mixed content - esempio</text:p>
      <text:p text:style-name="P49"><text:soft-page-break/>&lt;xsd:element name=‘‘seg’’&gt;</text:p>
      <text:p text:style-name="P49"><text:tab/> &lt;xsd:complexType mixed=‘‘true’’ &gt;</text:p>
      <text:p text:style-name="P49"><text:tab/><text:tab/> &lt;xsd:all&gt; </text:p>
      <text:p text:style-name="P49"><text:tab/><text:tab/><text:tab/>&lt;xsd:element <text:s/>name="name"/&gt; </text:p>
      <text:p text:style-name="P49"><text:tab/><text:tab/><text:tab/>&lt;xsd:element name="quote"/&gt;</text:p>
      <text:p text:style-name="P49"><text:tab/><text:tab/>&lt;/xsd:all&gt; </text:p>
      <text:p text:style-name="P49"><text:tab/>&lt;/xsd:complexType&gt; </text:p>
      <text:p text:style-name="P49">&lt;/xsd:element&gt;</text:p>
      <text:p text:style-name="P49">&lt;/xsd:schema&gt;</text:p>
      <text:p text:style-name="P18">(stessa cosa di sopra con schema )</text:p>
      <text:p text:style-name="P31">Complex type: mixed content – esempio</text:p>
      <text:p text:style-name="P31"/>
      <text:p text:style-name="P49">&lt;<text:span text:style-name="T2">seg</text:span>&gt;&lt;<text:span text:style-name="T2">name</text:span>&gt;Petrarca&lt;/<text:span text:style-name="T2">name</text:span>&gt; disse:&lt;<text:span text:style-name="T2">quote</text:span>&gt;Raramente la grande bellezza e la grande</text:p>
      <text:p text:style-name="P49">virtù dimorano assieme&lt;/<text:span text:style-name="T2">quote</text:span>&gt;&lt;/<text:span text:style-name="T2">seg</text:span>&gt;</text:p>
      <text:p text:style-name="P31"/>
      <text:p text:style-name="P32">Complex Type derivation: da simple type - esempio</text:p>
      <text:p text:style-name="P50">&lt;xsd:complexType name=‘‘divTypeEx’’&gt; &lt;xsd:simpleContent&gt; </text:p>
      <text:p text:style-name="P50"><text:tab/>&lt;xsd:extension base=‘‘divType’’&gt; </text:p>
      <text:p text:style-name="P50"><text:tab/><text:tab/>&lt;xsd:attribute name=‘‘type’’ use=‘‘required’’/&gt; <text:tab/></text:p>
      <text:p text:style-name="P50"><text:tab/>&lt;/xsd:extension&gt;</text:p>
      <text:p text:style-name="P50">&lt;/xsd:simpleContent&gt; &lt;/xsd:complexType&gt;</text:p>
      <text:p text:style-name="P50"/>
      <text:p text:style-name="P50"/>
      <text:p text:style-name="P33">Complex Type derivation: esempio</text:p>
      <text:p text:style-name="P51">&lt;xsd:complexType name=‘‘RestrictedPhoneType’’&gt;</text:p>
      <text:p text:style-name="P51">&lt;xsd:simpleContent&gt; </text:p>
      <text:p text:style-name="P51"><text:tab/>&lt;xsd:restriction base=‘‘PhoneType’’&gt; </text:p>
      <text:p text:style-name="P51"><text:tab/><text:tab/>&lt;xsd:pattern value="[0-9]3-[0-9]3-[0-9]4"/&gt;</text:p>
      <text:p text:style-name="P51"><text:s/><text:tab/><text:tab/>&lt;xsd:attribute name=‘‘Type’’&gt; </text:p>
      <text:p text:style-name="P51"><text:tab/><text:tab/><text:tab/>&lt;xsd:simpleType&gt; </text:p>
      <text:p text:style-name="P51"><text:tab/><text:tab/><text:tab/><text:tab/>&lt;xsd:restriction base=‘‘xsd:string’’&gt;</text:p>
      <text:p text:style-name="P51"><text:tab/><text:tab/><text:tab/> <text:tab/><text:tab/>&lt;xsd:enumeration value="Home"/&gt; </text:p>
      <text:p text:style-name="P51"><text:tab/><text:tab/><text:tab/><text:tab/><text:tab/>&lt;xsd:enumeration value="Work"/&gt;</text:p>
      <text:p text:style-name="P51"><text:tab/><text:tab/><text:tab/><text:tab/>&lt;/xsd:restriction&gt; </text:p>
      <text:p text:style-name="P51"><text:tab/><text:tab/><text:tab/>&lt;/xsd:simpleType&gt;</text:p>
      <text:p text:style-name="P51"><text:tab/><text:tab/>&lt;/xsd:attribute&gt; </text:p>
      <text:p text:style-name="P51"><text:tab/><text:tab/>&lt;xsd:attribute name="CallOnWeekend" type="xsd:boolean" use="prohibited"/&gt; <text:tab/>&lt;/xsd:restriction&gt;</text:p>
      <text:p text:style-name="P51">&lt;/xsd:simpleContent&gt; &lt;/xsd:complexType&gt;</text:p>
      <text:p text:style-name="P51"/>
      <text:p text:style-name="P51"/>
      <text:p text:style-name="P34">Complex Type derivation: simple content esempio</text:p>
      <text:p text:style-name="P52">&lt;xsd:complexType name=‘‘ExtendedPhoneType’’&gt;</text:p>
      <text:p text:style-name="P52"><text:tab/>&lt;xsd:simpleContent&gt; </text:p>
      <text:p text:style-name="P52"><text:tab/><text:tab/>&lt;xsd:extension base=‘‘PhoneType’’&gt; </text:p>
      <text:p text:style-name="P52"><text:tab/><text:tab/><text:tab/>&lt;xsd:attribute name="CallOnHolidays" type="xsd:string"/&gt;</text:p>
      <text:p text:style-name="P52"><text:tab/><text:tab/>&lt;/xsd:extension&gt; </text:p>
      <text:p text:style-name="P52"><text:tab/>&lt;/xsd:simpleContent&gt;</text:p>
      <text:p text:style-name="P52">&lt;/xsd:complexType&gt;</text:p>
      <text:p text:style-name="P51"/>
      <text:p text:style-name="P35"><text:soft-page-break/>Complex Type derivation: esempio</text:p>
      <text:p text:style-name="P53">&lt;xsd:element name="Contact" type="RestrictedContactType"/&gt;</text:p>
      <text:p text:style-name="P53"><text:tab/>&lt;xsd:complexType name=‘‘ContactType’’&gt;</text:p>
      <text:p text:style-name="P53"><text:tab/><text:tab/>&lt;xsd:sequence&gt; </text:p>
      <text:p text:style-name="P53"><text:tab/><text:tab/><text:tab/>&lt;xsd:element name="Phone" minOccurs="0"/&gt; </text:p>
      <text:p text:style-name="P53"><text:tab/><text:tab/><text:tab/>&lt;xsd:element name="Email" minOccurs="0"/&gt;</text:p>
      <text:p text:style-name="P53"><text:tab/><text:tab/>&lt;/xsd:sequence&gt; </text:p>
      <text:p text:style-name="P53"><text:tab/><text:tab/>&lt;xsd:attribute name="Name" /&gt; </text:p>
      <text:p text:style-name="P53"><text:tab/><text:tab/>&lt;xsd:attribute name="Title"/&gt;</text:p>
      <text:p text:style-name="P53"><text:tab/>&lt;/xsd:complexType&gt;</text:p>
      <text:p text:style-name="P51"/>
      <text:p text:style-name="P51"/>
      <text:p text:style-name="P35">Complex Type derivation: esempio</text:p>
      <text:p text:style-name="P53">&lt;xsd:complexType name=‘‘RestrictedContactType’’&gt;</text:p>
      <text:p text:style-name="P53">&lt;xsd:complexContent&gt;</text:p>
      <text:p text:style-name="P53"><text:tab/>&lt;xsd:restriction base=‘‘ContactType’’&gt; </text:p>
      <text:p text:style-name="P53"><text:tab/><text:tab/>&lt;xsd:sequence&gt; </text:p>
      <text:p text:style-name="P53"><text:tab/><text:tab/><text:tab/>&lt;xsd:element name=‘‘Phone’’&gt; </text:p>
      <text:p text:style-name="P53"><text:tab/><text:tab/><text:tab/><text:tab/>&lt;xsd:simpleType&gt; </text:p>
      <text:p text:style-name="P53"><text:tab/><text:tab/><text:tab/><text:tab/><text:tab/>&lt;xsd:restriction base=‘‘xsd:string’’&gt;</text:p>
      <text:p text:style-name="P53"><text:tab/><text:tab/><text:tab/><text:tab/><text:tab/><text:tab/>&lt;xsd:pattern value="[0-9]3-[0-9]3-[0-9]4"/&gt;</text:p>
      <text:p text:style-name="P53"><text:tab/><text:tab/><text:tab/><text:tab/><text:tab/>&lt;/xsd:restriction&gt;</text:p>
      <text:p text:style-name="P53"><text:tab/><text:tab/><text:tab/><text:tab/>&lt;/xsd:simpleType&gt;</text:p>
      <text:p text:style-name="P53"><text:tab/><text:tab/> <text:tab/>&lt;/xsd:element&gt; </text:p>
      <text:p text:style-name="P53"><text:tab/><text:tab/>&lt;/xsd:sequence&gt;</text:p>
      <text:p text:style-name="P53"><text:tab/><text:tab/>&lt;xsd:attribute name="Title" use="prohibited"/&gt;</text:p>
      <text:p text:style-name="P53"><text:tab/><text:tab/>&lt;xsd:attribute name=‘‘Name’’ type=‘‘xsd:string’’&gt;</text:p>
      <text:p text:style-name="P53"><text:tab/><text:tab/>&lt;/xsd:attribute&gt; </text:p>
      <text:p text:style-name="P53"><text:tab/>&lt;/xsd:restriction&gt;</text:p>
      <text:p text:style-name="P53">&lt;/xsd:complexContent&gt; &lt;/xsd:complexType&gt;</text:p>
      <text:p text:style-name="P51"/>
      <text:p text:style-name="P36">Complex Type derivation: esempio</text:p>
      <text:p text:style-name="P51"/>
      <text:p text:style-name="P54">&lt;xsd:element name="Contact" type="ExtendedContactType"/&gt; </text:p>
      <text:p text:style-name="P54">&lt;xsd:complexType name=‘‘ContactType’’&gt; </text:p>
      <text:p text:style-name="P54"><text:tab/>&lt;xsd:sequence&gt; </text:p>
      <text:p text:style-name="P54"><text:tab/><text:tab/>&lt;xsd:element name=‘‘Phone’’/&gt; </text:p>
      <text:p text:style-name="P54"><text:tab/><text:tab/>&lt;xsd:element name=‘‘Email’’ minOccurs=‘‘0’’/&gt; </text:p>
      <text:p text:style-name="P54"><text:tab/>&lt;/xsd:sequence&gt;</text:p>
      <text:p text:style-name="P54"><text:tab/>&lt;xsd:attribute name=‘‘Name’’ use=‘‘required’’/&gt;</text:p>
      <text:p text:style-name="P54"><text:tab/>&lt;xsd:attribute name=‘‘Title’’/&gt;</text:p>
      <text:p text:style-name="P54"><text:s/>&lt;/xsd:complexType&gt; &lt;/xsd:schema&gt;</text:p>
      <text:p text:style-name="P51"/>
      <text:p text:style-name="P37">Complex Type derivation: esempio</text:p>
      <text:p text:style-name="P55">&lt;xsd:complexType name=‘‘ExtendedContactType’’&gt;</text:p>
      <text:p text:style-name="P55">&lt;xsd:complexContent&gt; </text:p>
      <text:p text:style-name="P55"><text:tab/>&lt;xsd:extension base=‘‘ContactType’’&gt; </text:p>
      <text:p text:style-name="P55"><text:tab/><text:tab/>&lt;xsd:sequence&gt; </text:p>
      <text:p text:style-name="P55"><text:tab/><text:tab/><text:tab/>&lt;xsd:element name=‘‘Fax’’/&gt; </text:p>
      <text:p text:style-name="P55"><text:tab/><text:tab/>&lt;/xsd:sequence&gt;</text:p>
      <text:p text:style-name="P55"><text:soft-page-break/><text:tab/><text:tab/>&lt;xsd:attribute name=‘‘Department’’/&gt; </text:p>
      <text:p text:style-name="P55"><text:tab/>&lt;/xsd:extension&gt;</text:p>
      <text:p text:style-name="P55">&lt;/xsd:complexContent&gt; &lt;/xsd:complexType&gt;</text:p>
      <text:p text:style-name="P51"/>
      <text:p text:style-name="P38">Complex Type derivation: esempio</text:p>
      <text:p text:style-name="P56">&lt;xsd:complexType name="RestrictedNoteType" mixed=‘‘true’’&gt; </text:p>
      <text:p text:style-name="P56"><text:tab/>&lt;xsd:complexContent&gt;</text:p>
      <text:p text:style-name="P56"><text:tab/><text:tab/>&lt;xsd:restriction base=‘‘NoteType’’&gt; </text:p>
      <text:p text:style-name="P56"><text:tab/><text:tab/><text:tab/>&lt;xsd:sequence&gt;</text:p>
      <text:p text:style-name="P56"><text:tab/><text:tab/><text:tab/><text:tab/>&lt;xsd:element name="name"/&gt;</text:p>
      <text:p text:style-name="P56"><text:tab/><text:tab/><text:tab/>&lt;/xsd:sequence&gt;</text:p>
      <text:p text:style-name="P56"><text:tab/><text:tab/>&lt;/xsd:restriction&gt; </text:p>
      <text:p text:style-name="P56"><text:tab/>&lt;/xsd:complexContent&gt;</text:p>
      <text:p text:style-name="P56">&lt;/xsd:complexType&gt;</text:p>
      <text:p text:style-name="P56"/>
      <text:p text:style-name="P56"/>
      <text:p text:style-name="P56">Rimuovendo l’attributo “mixed” dalla dichiarazione del tipo complesso si ottiene un element-only complex type da un tipo mixed content</text:p>
      <text:p text:style-name="P56"/>
      <text:p text:style-name="P38">Complex Type derivation: esempio</text:p>
      <text:p text:style-name="P56">&lt;xsd:complexType name=‘‘SimpleNoteType’’&gt;</text:p>
      <text:p text:style-name="P56">&lt;xsd:simpleContent&gt; </text:p>
      <text:p text:style-name="P56"><text:tab/>&lt;xsd:restriction base=‘‘NoteType’’&gt;</text:p>
      <text:p text:style-name="P56"><text:tab/><text:tab/>&lt;xsd:simpleType&gt;</text:p>
      <text:p text:style-name="P56"><text:tab/><text:tab/><text:tab/>&lt;xsd:restriction base="xsd:string"/&gt;</text:p>
      <text:p text:style-name="P56"><text:tab/><text:tab/>&lt;/xsd:simpleType&gt;</text:p>
      <text:p text:style-name="P56"><text:tab/>&lt;/xs<text:tab/>d:restriction&gt;</text:p>
      <text:p text:style-name="P56">&lt;/xsd:simpleContent&gt; &lt;/xsd:complexType&gt;</text:p>
      <text:p text:style-name="P51"/>
      <text:p text:style-name="P51"/>
      <text:p text:style-name="P39">Complex Type derivation: esempio</text:p>
      <text:p text:style-name="P57">&lt;xsd:complexType name=‘‘NoteType’’ mixed=‘‘true’’&gt;</text:p>
      <text:p text:style-name="P57"><text:tab/> &lt;xsd:sequence&gt;</text:p>
      <text:p text:style-name="P57"><text:tab/><text:tab/>&lt;xsd:element name="name"/&gt;</text:p>
      <text:p text:style-name="P57"><text:tab/><text:tab/>&lt;xsd:element name="mobile"/&gt;</text:p>
      <text:p text:style-name="P57"><text:tab/>&lt;/xsd:sequence&gt; </text:p>
      <text:p text:style-name="P57">&lt;/xsd:complexType&gt;</text:p>
      <text:p text:style-name="P51"/>
      <text:p text:style-name="P39">Complex Type derivation: esempio</text:p>
      <text:p text:style-name="P57">&lt;xsd:element name="InvoiceNote" type="ExtendedNoteType"/&gt;</text:p>
      <text:p text:style-name="P57">&lt;xsd:complexType name=‘‘ExtendedNoteType’’ mixed=‘‘true’’&gt; </text:p>
      <text:p text:style-name="P57"><text:tab/>&lt;xsd:complexContent&gt;</text:p>
      <text:p text:style-name="P57"><text:tab/><text:tab/>&lt;xsd:extension base=‘‘NoteType’’&gt; </text:p>
      <text:p text:style-name="P57"><text:tab/><text:tab/><text:tab/>&lt;xsd:sequence&gt;</text:p>
      <text:p text:style-name="P57"><text:tab/><text:tab/><text:tab/><text:tab/>&lt;xsd:element name=‘‘email’’/&gt;</text:p>
      <text:p text:style-name="P57"><text:tab/><text:tab/><text:tab/>&lt;/xsd:sequence&gt;</text:p>
      <text:p text:style-name="P57"><text:tab/><text:tab/>&lt;/xsd:extension&gt; </text:p>
      <text:p text:style-name="P57"><text:tab/>&lt;/xsd:complexContent&gt;</text:p>
      <text:p text:style-name="P57">&lt;/xsd:complexType&gt;</text:p>
      <text:p text:style-name="P51"/>
      <text:p text:style-name="P40"><text:soft-page-break/>Complex Type derivation: esempio</text:p>
      <text:p text:style-name="P58"/>
      <text:p text:style-name="P58">&lt;<text:span text:style-name="T2">InvoiceNote</text:span>&gt; Chiamare &lt;<text:span text:style-name="T2">name</text:span>&gt;Angelo&lt;/<text:span text:style-name="T2">name</text:span>&gt; sul numero di cellulare &lt;<text:span text:style-name="T2">mobile</text:span>&gt;0039 321 32321&lt;/<text:span text:style-name="T2">mobile</text:span>&gt; or &lt;<text:span text:style-name="T2">email</text:span>&gt;angelo.delgrosso@ilc.cnr.it&lt;/<text:span text:style-name="T2">email</text:span>&gt; se l’ordine non va a buon fine. &lt;/<text:span text:style-name="T2">InvoiceNote</text:span>&gt;</text:p>
      <text:p text:style-name="P58"/>
      <text:p text:style-name="P58"/>
      <text:p text:style-name="P41">Complex Type derivation: esempio</text:p>
      <text:p text:style-name="P41"/>
      <text:p text:style-name="P59">&lt;xsd:complexType name=‘‘ElemOnlyPhoneType’’&gt;</text:p>
      <text:p text:style-name="P59"><text:tab/>&lt;xsd:complexContent&gt; </text:p>
      <text:p text:style-name="P59"><text:tab/><text:tab/>&lt;xsd:extension base=‘‘EmptyPhoneType’’&gt; </text:p>
      <text:p text:style-name="P59"><text:tab/><text:tab/><text:tab/>&lt;xsd:sequence&gt;</text:p>
      <text:p text:style-name="P59"><text:tab/><text:tab/><text:tab/><text:tab/>&lt;xsd:element name=‘‘Mobile’’/&gt;</text:p>
      <text:p text:style-name="P59"><text:tab/><text:tab/><text:tab/> &lt;/xsd:sequence&gt;</text:p>
      <text:p text:style-name="P59"><text:tab/><text:tab/>&lt;/xsd:extension&gt;</text:p>
      <text:p text:style-name="P59"><text:tab/> &lt;/xsd:complexContent&gt;</text:p>
      <text:p text:style-name="P59">&lt;/xsd:complexType&gt;</text:p>
      <text:p text:style-name="P59"/>
      <text:p text:style-name="P59">Si può derivare un element only content type da un empty content type by extension</text:p>
      <text:p text:style-name="P58"><text:tab/></text:p>
      <text:p text:style-name="P41">Complex Type derivation: esempio</text:p>
      <text:p text:style-name="P59"/>
      <text:p text:style-name="P59">&lt;xsd:complexType name=‘‘MixedPhoneType’’ mixed=‘‘true’’&gt; </text:p>
      <text:p text:style-name="P59"><text:tab/>&lt;xsd:complexContent&gt;</text:p>
      <text:p text:style-name="P59"><text:tab/><text:tab/>&lt;xsd:extension base=‘‘EmpyPhoneType’’&gt;</text:p>
      <text:p text:style-name="P59"><text:tab/><text:tab/><text:tab/>&lt;xsd:sequence&gt; </text:p>
      <text:p text:style-name="P59"><text:tab/><text:tab/><text:tab/><text:tab/>&lt;xsd:element name="Mobile"/&gt;</text:p>
      <text:p text:style-name="P59"><text:tab/><text:tab/><text:tab/>&lt;/xsd:sequence&gt; </text:p>
      <text:p text:style-name="P59"><text:tab/><text:tab/>&lt;/xsd:extension&gt;</text:p>
      <text:p text:style-name="P59"><text:tab/>&lt;/xsd:complexContent&gt; </text:p>
      <text:p text:style-name="P59">&lt;/xsd:complexType&gt;</text:p>
      <text:p text:style-name="P59"/>
      <text:p text:style-name="P59">Si può derivare un mixed content type da un empty content type by extension</text:p>
      <text:p text:style-name="P59"/>
      <text:p text:style-name="P41">Complex Type derivation: esempio</text:p>
      <text:p text:style-name="P59"/>
      <text:p text:style-name="P59">&lt;Phone Home=‘‘888-888-8888’’ Work=‘‘777-777-7777’’&gt; Se non disponibile contattare il cellulare al numero &lt;Mobile&gt;666-666-6666&lt;/Mobile&gt;. &lt;/Phone&gt;</text:p>
      <text:p text:style-name="P59"/>
      <text:p text:style-name="P59"/>
      <text:p text:style-name="P59"/>
      <text:p text:style-name="P59"/>
      <text:p text:style-name="P59"/>
      <text:p text:style-name="P59"/>
      <text:p text:style-name="P42"/>
      <text:p text:style-name="P42"/>
      <text:p text:style-name="P42"/>
      <text:p text:style-name="P42"/>
      <text:p text:style-name="P42"/>
      <text:p text:style-name="P42"><text:soft-page-break/>Struttura di un documento TEI</text:p>
      <text:p text:style-name="P59"/>
      <text:p text:style-name="P60">struttura fondamentale all’interno della radice (&lt;TEI&gt;)</text:p>
      <text:p text:style-name="P60">una intestazione TEI (&lt;teiHeader&gt;)</text:p>
      <text:p text:style-name="P60">un testo: &lt;text&gt; (o più testi, cfr. infra)</text:p>
      <text:p text:style-name="P59"/>
      <text:p text:style-name="P59"/>
      <text:p text:style-name="P42">Contenuto del TEI header</text:p>
      <text:p text:style-name="P60"/>
      <text:p text:style-name="P60">metadati relativi al documento (utili per collezioni di testi codificati)</text:p>
      <text:p text:style-name="P60">descrizione del file usando &lt;fileDesc&gt; (obbligatoria)</text:p>
      <text:p text:style-name="P60">descrizioni relative al tipo di codifica, al contenuto del documento, alle sue revisioni (facoltative)</text:p>
      <text:p text:style-name="P60"/>
      <text:p text:style-name="P60">E’ possibile includere testi introduttivi e spiegazioni relative alla codifica effettuata (preziosi per l’interscambio!)</text:p>
      <text:p text:style-name="P60"/>
      <text:p text:style-name="P42">Esempio</text:p>
      <text:p text:style-name="P60">&lt;?xml version="1.0" encoding="utf8"?&gt;</text:p>
      <text:p text:style-name="P60"><text:tab/> &lt;!DOCTYPE TEI SYSTEM ‘‘tei lite.dtd’’&gt; &lt;TEI xmlns=‘‘<text:a xlink:type="simple" xlink:href="http://www.teic.org/ns/1.0" text:style-name="Internet_20_link" text:visited-style-name="Visited_20_Internet_20_Link">http://www.teic.org/ns/1.0</text:a>’’&gt; <text:tab/>&lt;teiHeader&gt;&lt;/teiHeader&gt;</text:p>
      <text:p text:style-name="P60"><text:tab/> &lt;text&gt; </text:p>
      <text:p text:style-name="P60"><text:tab/><text:tab/>&lt;div&gt; </text:p>
      <text:p text:style-name="P60"><text:tab/><text:tab/><text:tab/>&lt;p&gt;&lt;/p&gt; </text:p>
      <text:p text:style-name="P60"><text:tab/><text:tab/>&lt;/div&gt; </text:p>
      <text:p text:style-name="P60"><text:tab/>&lt;/text&gt;</text:p>
      <text:p text:style-name="P60">&lt;/TEI&gt;</text:p>
      <text:p text:style-name="P60"/>
      <text:p text:style-name="P43">Esempio</text:p>
      <text:p text:style-name="P61">&lt;?xml version="1.0" encoding="utf-8"?&gt; &lt;?xml-model href="tei-lite.rng"?&gt;</text:p>
      <text:p text:style-name="P61"><text:s/>&lt;TEI xmlns=‘‘<text:a xlink:type="simple" xlink:href="http://www.tei-c.org/ns/1.0" text:style-name="Internet_20_link" text:visited-style-name="Visited_20_Internet_20_Link">http://www.tei-c.org/ns/1.0</text:a>’’&gt; </text:p>
      <text:p text:style-name="P61"><text:tab/>&lt;teiHeader&gt;...&lt;/teiHeader&gt;</text:p>
      <text:p text:style-name="P61"><text:tab/>&lt;text&gt; </text:p>
      <text:p text:style-name="P61"><text:tab/><text:tab/>&lt;div&gt; </text:p>
      <text:p text:style-name="P61"><text:tab/><text:tab/><text:tab/>&lt;p&gt;&lt;/p&gt;</text:p>
      <text:p text:style-name="P61"><text:tab/><text:tab/>&lt;/div&gt; </text:p>
      <text:p text:style-name="P61"><text:tab/>&lt;/text&gt; </text:p>
      <text:p text:style-name="P61">&lt;/TEI&gt;</text:p>
      <text:p text:style-name="P61"/>
      <text:p text:style-name="P61"/>
      <text:p text:style-name="P44">documento TEI - schema di intestazione TEI minima</text:p>
      <text:p text:style-name="P62">&lt;teiHeader&gt; </text:p>
      <text:p text:style-name="P62"><text:tab/>&lt;fileDesc&gt; </text:p>
      <text:p text:style-name="P62"><text:tab/><text:tab/>&lt;titleStmt&gt;...&lt;/titleStmt&gt;</text:p>
      <text:p text:style-name="P62"><text:tab/><text:tab/>&lt;publicationStmt&gt;...&lt;/publicationStmt&gt;</text:p>
      <text:p text:style-name="P62"><text:tab/><text:tab/>&lt;sourceDesc&gt;...&lt;/sourceDesc&gt; </text:p>
      <text:p text:style-name="P62"><text:tab/>&lt;/fileDesc&gt;</text:p>
      <text:p text:style-name="P62">&lt;/teiHeader&gt;</text:p>
      <text:p text:style-name="P61"><text:tab/></text:p>
      <text:p text:style-name="P61"/>
      <text:p text:style-name="P61"/>
      <text:p text:style-name="P45"><text:soft-page-break/>documento TEI - schema di intestazione TEI minima</text:p>
      <text:p text:style-name="P63">Metadati essenziali riguardo il titolo, la modalità di diffusione e la fonte originaria di un testo codificato. Permettono classificazione, archiviazione ed elaborazione bibliografica</text:p>
      <text:p text:style-name="P61"/>
      <text:p text:style-name="P45">Le altre componenti dell’intestazione TEI</text:p>
      <text:p text:style-name="P45"/>
      <text:p text:style-name="P63">- encodingDesc&gt; informazioni riguardo lo schema (e il modello di codifica) utilizzato</text:p>
      <text:p text:style-name="P63">- &lt;profileDesc&gt; descrizione del testo: quando è stato creato, da chi, usando quali lingue etc.</text:p>
      <text:p text:style-name="P63">- &lt;revisionDesc&gt; informazioni sulle versioni del file</text:p>
      <text:p text:style-name="P63"/>
      <text:p text:style-name="P63">I metadati sono una componente essenziale di qualsiasi progetto di digitalizzazione</text:p>
      <text:p text:style-name="P63"/>
      <text:p text:style-name="P63"/>
      <text:p text:style-name="P63"/>
      <text:p text:style-name="P45">Elementi strutturali</text:p>
      <text:p text:style-name="P45"/>
      <text:p text:style-name="P63"><text:tab/>&lt;text&gt; un singolo testo di qualsiasi tipo (punto di partenza della gerarchia).</text:p>
      <text:p text:style-name="P63"/>
      <text:p text:style-name="P63"><text:tab/>&lt;facsimile&gt; riproduzione della fonte primaria, può affiancare o sostituire &lt;text&gt;</text:p>
      <text:p text:style-name="P63"><text:tab/></text:p>
      <text:p text:style-name="P63"><text:tab/>&lt;front&gt; figlio di &lt;text&gt; materiale che precede il testo</text:p>
      <text:p text:style-name="P63"/>
      <text:p text:style-name="P63"><text:tab/>&lt;body&gt; figlio di &lt;text&gt; rappresenta il testo stesso</text:p>
      <text:p text:style-name="P63"/>
      <text:p text:style-name="P63"><text:tab/>&lt;back&gt; figlio di &lt;text&gt; materiale che segue il testo</text:p>
      <text:p text:style-name="P63"/>
      <text:p text:style-name="P63"><text:tab/>&lt;group&gt; figlio di &lt;text&gt; alternativo a &lt;body&gt;, raggruppa testi diversi</text:p>
      <text:p text:style-name="P63"/>
      <text:p text:style-name="P45"/>
      <text:p text:style-name="P45">Esempio schematico di documento TEI</text:p>
      <text:p text:style-name="P63">&lt;TEI&gt;</text:p>
      <text:p text:style-name="P63"><text:tab/> &lt;teiHeader&gt; [informazioni del TEI Header]&lt;/teiHeader&gt;</text:p>
      <text:p text:style-name="P63"><text:tab/> &lt;text&gt; </text:p>
      <text:p text:style-name="P63"><text:tab/><text:tab/>&lt;front&gt; [premessa, dedica ...]&lt;/front&gt;</text:p>
      <text:p text:style-name="P63"><text:tab/><text:tab/> &lt;body&gt; [corpo del testo ...] &lt;/body&gt;</text:p>
      <text:p text:style-name="P63"><text:tab/><text:tab/>&lt;back&gt; [postfazione, appendice ...]&lt;/back&gt; </text:p>
      <text:p text:style-name="P63"><text:tab/>&lt;/text&gt;</text:p>
      <text:p text:style-name="P63">&lt;/TEI&gt;</text:p>
      <text:p text:style-name="P63"/>
      <text:p text:style-name="P63"/>
      <text:p text:style-name="P47">Costruire documenti compositi</text:p>
      <text:p text:style-name="P66">rimpiazzando il &lt;body&gt; con un gruppo (&lt;group&gt;) di testi si ottiene un documento composito</text:p>
      <text:p text:style-name="P66"/>
      <text:p text:style-name="P66">ciascuno di questi testi è rappresentato secondo una struttura standard</text:p>
      <text:p text:style-name="P66"/>
      <text:p text:style-name="P66">un’altra possibilità è creare un corpus con &lt;teiCorpus&gt;</text:p>
      <text:p text:style-name="P66"/>
      <text:p text:style-name="P66">intestazioni (&lt;teiHeader&gt;) separate per il corpus e per ciascun gruppo di testi</text:p>
      <text:p text:style-name="P66"/>
      <text:p text:style-name="P66">struttura più complessa, su più livelli</text:p>
      <text:p text:style-name="P47"><text:soft-page-break/>Costruzione di corpora TEI</text:p>
      <text:p text:style-name="P66">&lt;teiCorpus&gt; </text:p>
      <text:p text:style-name="P66"><text:tab/>&lt;teiHeader&gt; [metadati per il corpus]&lt;/teiHeader&gt; </text:p>
      <text:p text:style-name="P66"><text:tab/>&lt;TEI&gt; </text:p>
      <text:p text:style-name="P66"><text:tab/>&lt;teiHeader&gt; [metadati relativi al I testo]&lt;/teiHeader&gt; </text:p>
      <text:p text:style-name="P66"><text:tab/><text:tab/>&lt;text&gt; [primo testo del corpus] &lt;/text&gt; </text:p>
      <text:p text:style-name="P66"><text:tab/>&lt;/TEI&gt; </text:p>
      <text:p text:style-name="P66"><text:tab/>&lt;TEI&gt; </text:p>
      <text:p text:style-name="P66"><text:tab/>&lt;teiHeader&gt;[metadati relativi al II testo]&lt;/teiHeader&gt; </text:p>
      <text:p text:style-name="P66"><text:tab/><text:tab/>&lt;text&gt; [secondo testo del corpus] &lt;/text&gt; <text:tab/></text:p>
      <text:p text:style-name="P66"><text:tab/>&lt;/TEI&gt; </text:p>
      <text:p text:style-name="P66">&lt;/teiCorpus&gt;</text:p>
      <text:p text:style-name="P63"/>
      <text:p text:style-name="P63"/>
      <text:p text:style-name="P63"/>
      <text:p text:style-name="P45">documento TEI - schema di intestazione TEI minima</text:p>
      <text:p text:style-name="P63"/>
      <text:p text:style-name="P63">&lt;teiHeader&gt;</text:p>
      <text:p text:style-name="P63"><text:tab/>&lt;fileDesc&gt;</text:p>
      <text:p text:style-name="P63"><text:tab/><text:tab/>&lt;titleStmt&gt;...&lt;/titleStmt&gt;</text:p>
      <text:p text:style-name="P63"><text:tab/><text:tab/>&lt;publicationStmt&gt;...&lt;/publicationStmt&gt;</text:p>
      <text:p text:style-name="P63"><text:tab/><text:tab/>&lt;sourceDesc&gt;...&lt;/sourceDesc&gt;</text:p>
      <text:p text:style-name="P63"><text:tab/>&lt;/fileDesc&gt;</text:p>
      <text:p text:style-name="P63">&lt;/teiHeader&gt;</text:p>
      <text:p text:style-name="P63"/>
      <text:p text:style-name="P63"/>
      <text:p text:style-name="P45">Esempio</text:p>
      <text:p text:style-name="P63">&lt;?xml version="1.0" encoding="utf-8"?&gt;</text:p>
      <text:p text:style-name="P63">&lt;!DOCTYPE TEI SYSTEM ‘‘tei lite.dtd’’&gt;</text:p>
      <text:p text:style-name="P63"/>
      <text:p text:style-name="P63">&lt;TEI xmlns=‘‘http://www.teic.org/ns/1.0’’&gt;</text:p>
      <text:p text:style-name="P63"><text:tab/>&lt;teiHeader&gt; &lt;/teiHeader&gt;</text:p>
      <text:p text:style-name="P63"><text:tab/><text:tab/>&lt;text&gt;</text:p>
      <text:p text:style-name="P63"><text:tab/><text:tab/><text:tab/>&lt;div&gt;&lt;p&gt;&lt;/p&gt;&lt;/div&gt;</text:p>
      <text:p text:style-name="P63"><text:tab/><text:tab/>&lt;/text&gt;</text:p>
      <text:p text:style-name="P63">&lt;/TEI&gt;</text:p>
      <text:p text:style-name="P63"/>
      <text:p text:style-name="P63"/>
      <text:p text:style-name="P45">Esempio</text:p>
      <text:p text:style-name="P63">&lt;?xml version="1.0" encoding="utf-8"?&gt;</text:p>
      <text:p text:style-name="P63">&lt;?xml-model href="tei-lite.rng"?&gt;</text:p>
      <text:p text:style-name="P63"/>
      <text:p text:style-name="P63">&lt;TEI xmlns=‘‘http://www.tei-c.org/ns/1.0’’&gt;</text:p>
      <text:p text:style-name="P63"><text:tab/>&lt;teiHeader&gt;...&lt;/teiHeader&gt;</text:p>
      <text:p text:style-name="P63"><text:tab/><text:tab/>&lt;text&gt;</text:p>
      <text:p text:style-name="P63"><text:tab/><text:tab/>&lt;div&gt;&lt;p&gt;&lt;/p&gt;&lt;/div&gt;</text:p>
      <text:p text:style-name="P63"><text:tab/>&lt;/text&gt;</text:p>
      <text:p text:style-name="P63">&lt;/TEI&gt;</text:p>
      <text:p text:style-name="P63"/>
      <text:p text:style-name="P63"/>
      <text:p text:style-name="P45"><text:soft-page-break/>Esempio schematico di documento TEI</text:p>
      <text:p text:style-name="P63">&lt;TEI&gt;</text:p>
      <text:p text:style-name="P64"><text:tab/>&lt;teiHeader&gt; </text:p>
      <text:p text:style-name="P64"><text:tab/><text:tab/>[informazioni del TEI Header]</text:p>
      <text:p text:style-name="P64"><text:tab/>&lt;/teiHeader&gt;</text:p>
      <text:p text:style-name="P63"><text:tab/>&lt;text&gt;</text:p>
      <text:p text:style-name="P63"><text:tab/><text:tab/>&lt;front&gt; [premessa, dedica ...] &lt;/front&gt;</text:p>
      <text:p text:style-name="P63"><text:tab/><text:tab/>&lt;body&gt; [corpo del testo ...] &lt;/body&gt;</text:p>
      <text:p text:style-name="P63"><text:tab/><text:tab/>&lt;back&gt; [postfazione, appendice ...]&lt;/back&gt;</text:p>
      <text:p text:style-name="P63"><text:tab/>&lt;/text&gt;</text:p>
      <text:p text:style-name="P63">&lt;/TEI&gt;</text:p>
      <text:p text:style-name="P63"/>
      <text:p text:style-name="P63"/>
      <text:p text:style-name="P45">Esempio di pagina del titolo</text:p>
      <text:p text:style-name="P63">&lt;titlePage&gt;</text:p>
      <text:p text:style-name="P63"><text:tab/>&lt;titlePart&gt;Cuore&lt;/titlePart&gt;</text:p>
      <text:p text:style-name="P63"><text:tab/>&lt;byline&gt;di &lt;docAuthor&gt;E. De Amicis&lt;/docAuthor&gt;&lt;/byline&gt;</text:p>
      <text:p text:style-name="P63"><text:tab/>&lt;docEdition&gt;Edizione integrale&lt;/docEdition&gt;</text:p>
      <text:p text:style-name="P63"><text:tab/>&lt;docImprint&gt;</text:p>
      <text:p text:style-name="P63"><text:tab/><text:tab/>&lt;publisher&gt;Newton Compton editori&lt;/publisher&gt;</text:p>
      <text:p text:style-name="P63"><text:tab/><text:tab/>&lt;pubPlace&gt;Roma&lt;/pubPlace&gt;</text:p>
      <text:p text:style-name="P63"><text:tab/><text:tab/>&lt;date&gt;1994&lt;/date&gt;</text:p>
      <text:p text:style-name="P63"><text:tab/>&lt;/docImprint&gt;</text:p>
      <text:p text:style-name="P63">&lt;/titlePage&gt;</text:p>
      <text:p text:style-name="P63"/>
      <text:p text:style-name="P63"/>
      <text:p text:style-name="P48">Lista semplice</text:p>
      <text:p text:style-name="P67"/>
      <text:p text:style-name="P67">&lt;list type=‘‘simple’’&gt;</text:p>
      <text:p text:style-name="P67">&lt;head&gt;Lista della spesa:&lt;/head&gt;</text:p>
      <text:p text:style-name="P67"><text:tab/>&lt;item&gt;pane;&lt;/item&gt;</text:p>
      <text:p text:style-name="P67"><text:tab/>&lt;item&gt;frutta;&lt;/item&gt;</text:p>
      <text:p text:style-name="P67"><text:tab/>&lt;item&gt;verdura;&lt;/item&gt;</text:p>
      <text:p text:style-name="P67"><text:tab/>&lt;item&gt;latte;&lt;/item&gt;</text:p>
      <text:p text:style-name="P67"><text:tab/>&lt;item&gt;farina;&lt;/item&gt;</text:p>
      <text:p text:style-name="P67"><text:tab/>&lt;item&gt;uova;&lt;/item&gt;</text:p>
      <text:p text:style-name="P67"><text:tab/>&lt;item&gt;tovaglioli;&lt;/item&gt;</text:p>
      <text:p text:style-name="P67"><text:tab/>&lt;item&gt;bicchieri;&lt;/item&gt;</text:p>
      <text:p text:style-name="P67"><text:tab/>&lt;item&gt;piatti.&lt;/item&gt;</text:p>
      <text:p text:style-name="P67">&lt;/list&gt;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5"><text:soft-page-break/>Glossario</text:p>
      <text:p text:style-name="P63">&lt;list type=‘‘gloss’’&gt;</text:p>
      <text:p text:style-name="P63">&lt;head&gt;Tecnologie XML:&lt;/head&gt;</text:p>
      <text:p text:style-name="P63"><text:tab/>&lt;label&gt;XSL&lt;/label&gt;</text:p>
      <text:p text:style-name="P63"><text:tab/>&lt;item&gt;eXtensible Stylesheet Language&lt;/item&gt;</text:p>
      <text:p text:style-name="P63"><text:tab/>&lt;label&gt;XSLT&lt;/label&gt;</text:p>
      <text:p text:style-name="P63"><text:tab/>&lt;item&gt;XSL Transformations&lt;/item&gt;</text:p>
      <text:p text:style-name="P63"><text:tab/>&lt;label&gt;XSLFO&lt;/label&gt;</text:p>
      <text:p text:style-name="P63"><text:tab/>&lt;item&gt;XSL Formatting Objects&lt;/item&gt;</text:p>
      <text:p text:style-name="P63"><text:tab/>&lt;label&gt;XQuery&lt;/label&gt;</text:p>
      <text:p text:style-name="P63"><text:tab/>&lt;item&gt;XML Query Language&lt;/item&gt;</text:p>
      <text:p text:style-name="P63"><text:tab/>&lt;label&gt;XPAth&lt;/label&gt;</text:p>
      <text:p text:style-name="P63"><text:tab/>&lt;item&gt;XML Path Language&lt;/item&gt;</text:p>
      <text:p text:style-name="P63">&lt;/list&gt;</text:p>
      <text:p text:style-name="P63"/>
      <text:p text:style-name="P63"/>
      <text:p text:style-name="P48">Tabella</text:p>
      <text:p text:style-name="P65">&lt;table rows="3" cols=‘‘2’’&gt; </text:p>
      <text:p text:style-name="P65"><text:tab/>&lt;row&gt;</text:p>
      <text:p text:style-name="P65"><text:tab/><text:tab/>&lt;cell&gt;HTML&lt;/cell&gt; </text:p>
      <text:p text:style-name="P65"><text:tab/><text:tab/>&lt;cell&gt;Derivato da SGML (come applicazione), il linguaggio del World Wide Web.&lt;/cell&gt; </text:p>
      <text:p text:style-name="P65"><text:tab/>&lt;/row&gt; </text:p>
      <text:p text:style-name="P65"><text:tab/>&lt;row&gt; </text:p>
      <text:p text:style-name="P65"><text:tab/><text:tab/>&lt;cell&gt;XML&lt;/cell&gt;</text:p>
      <text:p text:style-name="P65"><text:tab/><text:tab/>&lt;cell&gt;Derivato da SGML (per semplificazione).&lt;/cell&gt; </text:p>
      <text:p text:style-name="P65"><text:tab/>&lt;/row&gt; </text:p>
      <text:p text:style-name="P65"><text:tab/>&lt;row&gt;</text:p>
      <text:p text:style-name="P65"><text:tab/><text:tab/>&lt;cell&gt;XSLT&lt;/cell&gt; </text:p>
      <text:p text:style-name="P65"><text:tab/><text:tab/>&lt;cell&gt;Fogli di stile per XML.&lt;/cell&gt; </text:p>
      <text:p text:style-name="P65"><text:tab/>&lt;/row&gt; </text:p>
      <text:p text:style-name="P65">&lt;/table&gt;</text:p>
      <text:p text:style-name="P65"/>
      <text:p text:style-name="P65"/>
      <text:p text:style-name="P46">Elemento Facsimile</text:p>
      <text:p text:style-name="P65">&lt;TEI&gt;</text:p>
      <text:p text:style-name="P65"><text:tab/>&lt;teiHeader&gt;</text:p>
      <text:p text:style-name="P65"><text:tab/><text:tab/>&lt;!-- ... --&gt;</text:p>
      <text:p text:style-name="P65"><text:tab/>&lt;/teiHeader&gt;</text:p>
      <text:p text:style-name="P65"><text:tab/>&lt;facsimile&gt;</text:p>
      <text:p text:style-name="P65"><text:tab/><text:tab/>&lt;graphic url="page1.png"/&gt;</text:p>
      <text:p text:style-name="P65"><text:tab/><text:tab/>&lt;graphic url="page2.png"/&gt;</text:p>
      <text:p text:style-name="P65"><text:tab/><text:tab/>&lt;graphic url="page3.png"/&gt;</text:p>
      <text:p text:style-name="P65"><text:tab/><text:tab/>&lt;graphic url="page4.png"/&gt;</text:p>
      <text:p text:style-name="P65"><text:tab/>&lt;/facsimile&gt;</text:p>
      <text:p text:style-name="P65">&lt;/TEI&gt;</text:p>
      <text:p text:style-name="P65"/>
      <text:p text:style-name="P65"/>
      <text:p text:style-name="P65"/>
      <text:p text:style-name="P65"/>
      <text:p text:style-name="P65"/>
      <text:p text:style-name="P65"><text:soft-page-break/>&lt;TEI&gt;</text:p>
      <text:p text:style-name="P65"><text:tab/>&lt;teiHeader&gt;</text:p>
      <text:p text:style-name="P65"><text:tab/><text:tab/>&lt;!-- ... --&gt;</text:p>
      <text:p text:style-name="P65"><text:tab/>&lt;/teiHeader&gt;</text:p>
      <text:p text:style-name="P65"><text:tab/>&lt;text&gt;</text:p>
      <text:p text:style-name="P65"><text:tab/><text:tab/>&lt;pb facs="page1.png"/&gt;</text:p>
      <text:p text:style-name="P65"><text:tab/><text:tab/>&lt;!-- inserire qui il testo di pagina 1 --&gt;</text:p>
      <text:p text:style-name="P65"><text:tab/><text:tab/>&lt;pb facs="page2.png"/&gt;</text:p>
      <text:p text:style-name="P65"><text:tab/><text:tab/>&lt;!-- inserire qui il testo di pagina 2 --&gt;</text:p>
      <text:p text:style-name="P65"><text:tab/>&lt;/text&gt;</text:p>
      <text:p text:style-name="P65">&lt;/TEI&gt;</text:p>
      <text:p text:style-name="P65"/>
      <text:p text:style-name="P65"><text:tab/></text:p>
      <text:p text:style-name="P65"/>
      <text:p text:style-name="P46">Elemento Zone: esempio</text:p>
      <text:p text:style-name="P65">&lt;surface ulx="0" uly="0" lrx="500" lry="321" &gt;</text:p>
      <text:p text:style-name="P65"><text:tab/>&lt;zone ulx="50" uly="20" lrx="400" lry="280" &gt;</text:p>
      <text:p text:style-name="P65"><text:tab/><text:tab/>&lt;graphic url="scrittura.png"/&gt;</text:p>
      <text:p text:style-name="P65"><text:tab/>&lt;/zone&gt;</text:p>
      <text:p text:style-name="P65"><text:tab/>&lt;note&gt;first page&lt;/note&gt;</text:p>
      <text:p text:style-name="P65">&lt;/surface&gt;</text:p>
      <text:p text:style-name="P65"/>
      <text:p text:style-name="P65"/>
      <text:p text:style-name="P46">Esempio collegamento completo <text:span text:style-name="T4">immagine testo</text:span></text:p>
      <text:p text:style-name="P69">&lt;text&gt; </text:p>
      <text:p text:style-name="P69">&lt;body&gt; </text:p>
      <text:p text:style-name="P69"><text:tab/>&lt;div&gt; </text:p>
      <text:p text:style-name="P69"><text:tab/><text:tab/>&lt;pb facs="#page1" n="1" xml:id="page-1"/&gt; </text:p>
      <text:p text:style-name="P69"><text:tab/><text:tab/>&lt;p&gt;Lorem ipsum ... &lt;gloss facs="#det1" &gt;semper&lt;/gloss&gt;&lt;/p&gt; </text:p>
      <text:p text:style-name="P69"><text:tab/>&lt;/div&gt; </text:p>
      <text:p text:style-name="P69">&lt;/body&gt;</text:p>
      <text:p text:style-name="P69">&lt;/text&gt; </text:p>
      <text:p text:style-name="P69"><text:tab/>&lt;facsimile&gt; </text:p>
      <text:p text:style-name="P69"><text:tab/><text:tab/>&lt;surface xml:id="page1" start="#page-1" ulx="0" uly="0" lrx="500" lry="321" &gt; </text:p>
      <text:p text:style-name="P69"><text:tab/><text:tab/><text:tab/>&lt;graphic url="page1.png" /&gt; </text:p>
      <text:p text:style-name="P69"><text:tab/><text:tab/><text:tab/>&lt;zone xml:id="line1" ulx="50" uly="80" lrx="200" lry="321" &gt; </text:p>
      <text:p text:style-name="P69"><text:tab/><text:tab/><text:tab/><text:tab/>&lt;graphic url="line1.png"/&gt; </text:p>
      <text:p text:style-name="P69"><text:tab/><text:tab/><text:tab/><text:tab/>&lt;note&gt;First page.&lt;/note&gt; </text:p>
      <text:p text:style-name="P69"><text:tab/><text:tab/><text:tab/>&lt;/zone&gt; </text:p>
      <text:p text:style-name="P69"><text:tab/><text:tab/><text:tab/>&lt;zone xml:id="det1" ulx="120" uly="48" lrx="143" lry="56" &gt; </text:p>
      <text:p text:style-name="P69"><text:tab/><text:tab/><text:tab/><text:tab/>&lt;graphic url="gloss.png"/&gt; </text:p>
      <text:p text:style-name="P69"><text:tab/><text:tab/><text:tab/><text:tab/>&lt;note&gt;Scribe gloss.&lt;/note&gt;</text:p>
      <text:p text:style-name="P69"><text:tab/><text:tab/><text:tab/>&lt;/zone&gt; </text:p>
      <text:p text:style-name="P69"><text:tab/><text:tab/>&lt;/surface&gt; </text:p>
      <text:p text:style-name="P69"><text:tab/>&lt;/facsimile&gt;</text:p>
      <text:p text:style-name="P69"/>
      <text:p text:style-name="P69"/>
      <text:p text:style-name="P69"/>
      <text:p text:style-name="P69"/>
      <text:p text:style-name="P69"/>
      <text:p text:style-name="P73"><text:soft-page-break/>Embedded transcription: esempio</text:p>
      <text:p text:style-name="P69">&lt;zone ulx="20" uly="40" lrx="120" lry="180" &gt;</text:p>
      <text:p text:style-name="P69"><text:tab/>&lt;line&gt;prima riga di trascrizione&lt;/line&gt;</text:p>
      <text:p text:style-name="P69"><text:tab/>&lt;line&gt;seconda riga di trascrizione&lt;/line&gt;</text:p>
      <text:p text:style-name="P69">&lt;/zone&gt;</text:p>
      <text:p text:style-name="P69"/>
      <text:p text:style-name="P71">(altri esempi migliori e piu’ lunghi sono presenti in lezione 7 pag 91)</text:p>
      <text:p text:style-name="P69"/>
      <text:p text:style-name="P69"/>
      <text:p text:style-name="P73">Elementi di intervento editoriali: esempio</text:p>
      <text:p text:style-name="P69">&lt;l n="1" &gt;Nel mezzo del cammin di nostra vita&lt;/l&gt;</text:p>
      <text:p text:style-name="P70">&lt;l n="2" &gt;&lt;damage agent="fire" extent="1line" &gt;&lt;unclear&gt;Mi ritrovai&lt;/unclear&gt; &lt;supplied reason="illegible" resp="amdg" &gt;per una selva oscura,&lt;/supplied&gt;&lt;/damage&gt;&lt;/l&gt; </text:p>
      <text:p text:style-name="P74">&lt;l n="3" &gt;Ché la diritta via era smarrita&lt;/l&gt;</text:p>
      <text:p text:style-name="P75"/>
      <text:p text:style-name="P75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0:36.142904705</meta:creation-date>
    <meta:generator>LibreOffice/6.0.6.2$Linux_X86_64 LibreOffice_project/00m0$Build-2</meta:generator>
    <dc:date>2018-11-15T11:26:55.947087181</dc:date>
    <meta:editing-duration>PT3H18M43S</meta:editing-duration>
    <meta:editing-cycles>31</meta:editing-cycles>
    <meta:document-statistic meta:table-count="0" meta:image-count="0" meta:object-count="0" meta:page-count="16" meta:paragraph-count="576" meta:word-count="1616" meta:character-count="18635" meta:non-whitespace-character-count="16744"/>
  </office:meta>
</office:document-meta>
</file>